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6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7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8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bility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oes not ready unit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discard cards for extra attack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6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Can not move the attachment aroun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rmy units that can be played as 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7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  <calcext:conditional-format calcext:target-range-address="Sheet1.C1:Sheet1.C1048576">
            <calcext:condition calcext:apply-style-name="Neutral" calcext:value="=&quot;Maybe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5">00/00/0000</text:date>, <text:time style:data-style-name="N2" text:time-value="14:25:15.187104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5T15:11:29.607594100</dc:date>
    <meta:editing-duration>PT18H26M39S</meta:editing-duration>
    <meta:editing-cycles>31</meta:editing-cycles>
    <meta:generator>LibreOffice/25.2.1.2$Windows_X86_64 LibreOffice_project/d3abf4aee5fd705e4a92bba33a32f40bc4e56f49</meta:generator>
    <meta:document-statistic meta:table-count="1" meta:cell-count="658" meta:object-count="0"/>
  </office:meta>
</office:document-meta>
</file>